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3e0f8"/>
    </style:style>
    <style:style style:name="T1" style:family="text">
      <style:text-properties fo:font-variant="normal" fo:text-transform="none" fo:color="#444444" style:font-name="monospace" fo:font-size="12pt" fo:letter-spacing="normal" fo:font-style="normal" fo:font-weight="bold"/>
    </style:style>
    <style:style style:name="T2" style:family="text">
      <style:text-properties fo:font-variant="normal" fo:text-transform="none" fo:color="#444444" style:font-name="monospace" fo:font-size="12pt" fo:letter-spacing="normal" fo:font-style="normal" fo:font-weight="bold" officeooo:rsid="000394c3"/>
    </style:style>
    <style:style style:name="T3" style:family="text">
      <style:text-properties fo:font-variant="normal" fo:text-transform="none" fo:color="#444444" style:font-name="monospace" fo:font-size="12pt" fo:letter-spacing="normal" fo:font-style="normal" fo:font-weight="normal"/>
    </style:style>
    <style:style style:name="T4" style:family="text">
      <style:text-properties fo:font-variant="normal" fo:text-transform="none" fo:color="#444444" style:font-name="monospace" fo:font-size="12pt" fo:letter-spacing="normal" fo:font-style="normal" fo:font-weight="normal" officeooo:rsid="000394c3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880000" style:font-name="monospace" fo:font-size="12pt" fo:letter-spacing="normal" fo:font-style="normal" fo:font-weight="normal"/>
    </style:style>
    <style:style style:name="T7" style:family="text">
      <style:text-properties fo:font-variant="normal" fo:text-transform="none" fo:color="#880000" style:font-name="monospace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ackage Employee;</text:span></text:p>
      <text:p text:style-name="P1"><text:span text:style-name="T4"/></text:p>
      <text:p text:style-name="P1"><text:span text:style-name="T4">import java.util.Scanner;</text:span></text:p>
      <text:p text:style-name="P1"><text:span text:style-name="T4">class Employee </text:span></text:p>
      <text:p text:style-name="P1"><text:span text:style-name="T4">{</text:span></text:p>
      <text:p text:style-name="P1"><text:span text:style-name="T4"><text:s text:c="4"/>int id;</text:span></text:p>
      <text:p text:style-name="P1"><text:span text:style-name="T4"><text:s text:c="4"/>String name;</text:span></text:p>
      <text:p text:style-name="P1"><text:span text:style-name="T4"><text:s text:c="4"/>float salary;</text:span></text:p>
      <text:p text:style-name="P1"><text:span text:style-name="T4">}</text:span></text:p>
      <text:p text:style-name="P1"><text:span text:style-name="T4">class Main{</text:span></text:p>
      <text:p text:style-name="P1"><text:span text:style-name="T4"><text:s text:c="12"/>public static void main(String args[]) </text:span></text:p>
      <text:p text:style-name="P1"><text:span text:style-name="T4"><text:s text:c="3"/>{</text:span></text:p>
      <text:p text:style-name="P1"><text:span text:style-name="T4"><text:s text:c="12"/>Scanner sc = new Scanner(System.in);</text:span></text:p>
      <text:p text:style-name="P1"><text:span text:style-name="T4"><text:s text:c="12"/>System.out.print("Enter the number of employees");</text:span></text:p>
      <text:p text:style-name="P1"><text:span text:style-name="T4"><text:s text:c="12"/>int n = sc.nextInt();</text:span></text:p>
      <text:p text:style-name="P1"><text:span text:style-name="T4"><text:s text:c="12"/>Employee emp[] = new Employee[n];</text:span></text:p>
      <text:p text:style-name="P1"><text:span text:style-name="T4"><text:s text:c="12"/>for (int i = 0; i &lt; n; i++) {</text:span></text:p>
      <text:p text:style-name="P1"><text:span text:style-name="T4"><text:s text:c="12"/>emp[i] = new Employee();</text:span></text:p>
      <text:p text:style-name="P1"><text:span text:style-name="T4"><text:s text:c="12"/>System.out.println("Enter details of employee " + (i + 1) );</text:span></text:p>
      <text:p text:style-name="P1"><text:span text:style-name="T4"><text:s text:c="12"/>System.out.print("Enter employee id :");</text:span></text:p>
      <text:p text:style-name="P1"><text:span text:style-name="T4"><text:s text:c="12"/>emp[i].id = sc.nextInt();</text:span></text:p>
      <text:p text:style-name="P1"><text:span text:style-name="T4"><text:s text:c="12"/>System.out.print("Enter employee name :");</text:span></text:p>
      <text:p text:style-name="P1"><text:span text:style-name="T4"><text:s text:c="12"/>emp[i].name = sc.next();</text:span></text:p>
      <text:p text:style-name="P1"><text:span text:style-name="T4"><text:s text:c="12"/>System.out.print("Enter employee salary :");</text:span></text:p>
      <text:p text:style-name="P1"><text:span text:style-name="T4"><text:s text:c="12"/>emp[i].salary = sc.nextFloat();</text:span></text:p>
      <text:p text:style-name="P1"><text:span text:style-name="T4">}</text:span></text:p>
      <text:p text:style-name="P1"><text:span text:style-name="T4"><text:s/>System.out.println("\n\n********* All Employee Details are :*********\n");</text:span></text:p>
      <text:p text:style-name="P1"><text:span text:style-name="T4"><text:s/>for (int i = 0; i &lt; n; i++) {</text:span></text:p>
      <text:p text:style-name="P1"><text:span text:style-name="T4"><text:s text:c="8"/>System.out.print("Employee Id :" + emp[0].id );</text:span></text:p>
      <text:p text:style-name="P1"><text:span text:style-name="T4"><text:s text:c="8"/>System.out.print("\nEmployee Name :" + emp[i].name );</text:span></text:p>
      <text:p text:style-name="P1"><text:span text:style-name="T4"><text:s text:c="8"/>System.out.print("\nEmployee Salary :" + emp[i].salary );</text:span></text:p>
      <text:p text:style-name="P1"><text:span text:style-name="T4"><text:s text:c="2"/>}</text:span></text:p>
      <text:p text:style-name="P1"><text:span text:style-name="T4"><text:s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4T14:48:17.631495788</meta:creation-date>
    <dc:date>2022-04-04T15:41:45.056812176</dc:date>
    <meta:editing-duration>PT22M5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23" meta:character-count="1076" meta:non-whitespace-character-count="771"/>
  </office:meta>
</office:document-meta>
</file>